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27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style:font-name="Comfortaa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style:font-name="Liberation Mono1" fo:font-size="18pt"/>
    </style:style>
    <style:style style:name="P5" style:family="paragraph">
      <style:text-properties style:font-name="Liberation Mono1"/>
    </style:style>
    <style:style style:name="P6" style:family="paragraph">
      <style:text-properties style:font-name="Liberation Sans3" fo:font-size="18pt"/>
    </style:style>
    <style:style style:name="P7" style:family="paragraph">
      <style:text-properties style:font-name="Liberation Sans3"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font-name="Liberation Sans3" fo:font-size="18pt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style:font-name="Comfortaa"/>
    </style:style>
    <style:style style:name="T2" style:family="text">
      <style:text-properties fo:font-size="18pt"/>
    </style:style>
    <style:style style:name="T3" style:family="text">
      <style:text-properties style:font-name="Liberation Mono1" fo:font-size="18pt"/>
    </style:style>
    <style:style style:name="T4" style:family="text">
      <style:text-properties style:font-name="Liberation Sans3" fo:font-size="18pt"/>
    </style:style>
    <style:style style:name="T5" style:family="text">
      <style:text-properties style:font-name="Liberation Mono1"/>
    </style:style>
    <style:style style:name="T6" style:family="text">
      <style:text-properties style:font-name="Liberation Sans3" fo:font-size="32pt" style:font-size-asian="32pt" style:font-size-complex="32pt"/>
    </style:style>
    <style:style style:name="T7" style:family="text">
      <style:text-properties style:font-name="Liberation Mono1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iberation Sans3" fo:font-size="18pt" style:font-size-asian="18pt" style:font-size-complex="18pt"/>
    </style:style>
    <style:style style:name="T10" style:family="text">
      <style:text-properties style:font-name="Liberation Mono1" fo:font-size="18pt" style:font-size-asian="18pt" style:font-size-complex="18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S: Ett exempel</text:span></text:p>
            <text:p><text:span text:style-name="T1"/></text:p>
            <text:p><text:span text:style-name="T1">[js_intro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Hur vi använder det</text:span></text:p>
          </draw:text-box>
        </draw:frame>
        <draw:frame draw:style-name="gr2" draw:layer="layout" svg:width="16.12cm" svg:height="6.65cm" svg:x="5.94cm" svg:y="4.5cm">
          <draw:text-box>
            <text:p>Lägg till en &lt;script&gt;&lt;/script&gt;-tagg i en HTML-fil och skriv Javascript-kod i den.</text:p>
            <text:p/>
            <text:p>Går också att skriva &lt;script src=”länk-till-Javascript-fil”&gt;&lt;/script&gt; om du lägger Javascript-koden i en separat fil. Separata Javascript-filer slutar på ”.js”.</text:p>
            <text:p/>
            <text:p>För stunden kommer vi lägga all Javascript-kod innanför &lt;script&gt;&lt;/script&gt;-taggar i HTML-filen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Konsollen</text:span></text:p>
          </draw:text-box>
        </draw:frame>
        <draw:frame draw:style-name="gr2" draw:text-style-name="P2" draw:layer="layout" svg:width="16.52cm" svg:height="6.059cm" svg:x="5.74cm" svg:y="4.7cm">
          <draw:text-box>
            <text:p><text:span text:style-name="T2">Javascript-konsollen är ett hjälpmedel i webbläsaren för att utveckla Javascript. Vi kommer använda den mycket.</text:span></text:p>
            <text:p><text:span text:style-name="T2"/></text:p>
            <text:p><text:span text:style-name="T2">Konsollen öppnas på olika sätt i olika webbläsare:</text:span></text:p>
            <text:list text:style-name="L2">
              <text:list-item>
                <text:p><text:span text:style-name="T2">Chrome: </text:span><text:span text:style-name="T3">ctrl+shift+I</text:span></text:p>
              </text:list-item>
              <text:list-item>
                <text:p><text:span text:style-name="T2">Firefox: </text:span><text:span text:style-name="T3">ctrl+shift+K</text:span></text:p>
              </text:list-item>
              <text:list-item>
                <text:p><text:span text:style-name="T4">Internet Explorer, Safari, etc: Kolla upp själva eller byt till Firefox eller Chr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- Syntax</text:span></text:p>
          </draw:text-box>
        </draw:frame>
        <draw:frame draw:style-name="gr3" draw:text-style-name="P2" draw:layer="layout" svg:width="16.56cm" svg:height="5.228cm" svg:x="5.72cm" svg:y="4.7cm">
          <draw:text-box>
            <text:list text:style-name="L3">
              <text:list-item>
                <text:p><text:span text:style-name="T2">Statement: En instruktion separerad med semikolon</text:span></text:p>
              </text:list-item>
              <text:list-item>
                <text:p><text:span text:style-name="T2">Program: Lista med statements</text:span></text:p>
              </text:list-item>
              <text:list-item>
                <text:p><text:span text:style-name="T2">White space: Ignoreras, förutom i strängar (en text mellan ””- eller ''-tecken)</text:span></text:p>
              </text:list-item>
              <text:list-item>
                <text:p><text:span text:style-name="T2">Code block: En grupp med statements som körs tillsammans. Statements läggs i ett code block genom att läggas mellan { }-brackets, som i C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statement</text:span></text:p>
          </draw:text-box>
        </draw:frame>
        <draw:frame draw:style-name="gr4" draw:text-style-name="P4" draw:layer="layout" svg:width="6.979cm" svg:height="0.975cm" svg:x="10.2cm" svg:y="4.8cm">
          <draw:text-box>
            <text:p><text:span text:style-name="T3">console.log(1+1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program</text:span></text:p>
          </draw:text-box>
        </draw:frame>
        <draw:frame draw:style-name="gr4" draw:text-style-name="P4" draw:layer="layout" svg:width="6.979cm" svg:height="2.423cm" svg:x="10.421cm" svg:y="4.577cm">
          <draw:text-box>
            <text:p><text:span text:style-name="T3">console.log(1+1);</text:span></text:p>
            <text:p><text:span text:style-name="T3">var x = 3*2;</text:span></text:p>
            <text:p><text:span text:style-name="T3">console.log(x);</text:span></text:p>
          </draw:text-box>
        </draw:frame>
        <draw:frame draw:style-name="gr4" draw:layer="layout" svg:width="7.694cm" svg:height="0.962cm" svg:x="9.706cm" svg:y="8.238cm">
          <draw:text-box>
            <text:p>(ett eller flera statements)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Exempel på white space</text:span></text:p>
          </draw:text-box>
        </draw:frame>
        <draw:frame draw:style-name="gr4" draw:text-style-name="P4" draw:layer="layout" svg:width="9.265cm" svg:height="1.699cm" svg:x="9.368cm" svg:y="6.6cm">
          <draw:text-box>
            <text:p><text:span text:style-name="T3">console.log(1+1);</text:span></text:p>
            <text:p><text:span text:style-name="T3">console . log (1 + 1) ;</text:span></text:p>
          </draw:text-box>
        </draw:frame>
        <draw:frame draw:style-name="gr4" draw:layer="layout" svg:width="5.159cm" svg:height="0.962cm" svg:x="11.421cm" svg:y="4.8cm">
          <draw:text-box>
            <text:p>Gör samma sak:</text:p>
          </draw:text-box>
        </draw:frame>
        <draw:frame draw:style-name="gr4" draw:layer="layout" svg:width="4.943cm" svg:height="0.962cm" svg:x="11.529cm" svg:y="9.638cm">
          <draw:text-box>
            <text:p>Gör olika saker:</text:p>
          </draw:text-box>
        </draw:frame>
        <draw:frame draw:style-name="gr4" draw:text-style-name="P5" draw:layer="layout" svg:width="11.932cm" svg:height="1.699cm" svg:x="8.034cm" svg:y="11.427cm">
          <draw:text-box>
            <text:p><text:span text:style-name="T5">console.log(”Hej <text:s text:c="3"/>Seb <text:s/>! ”);</text:span></text:p>
            <text:p><text:span text:style-name="T5">console.log(”HejSeb!”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JS – Exempel på code block</text:span></text:p>
          </draw:text-box>
        </draw:frame>
        <draw:frame draw:style-name="gr4" draw:text-style-name="P4" draw:layer="layout" svg:width="8.229cm" svg:height="3.871cm" svg:x="9.886cm" svg:y="4.577cm">
          <draw:text-box>
            <text:p><text:span text:style-name="T3">function () { </text:span></text:p>
            <text:p><text:span text:style-name="T3"><text:tab/></text:span><text:span text:style-name="T3">console.log(1+1);</text:span></text:p>
            <text:p><text:span text:style-name="T3"><text:tab/></text:span><text:span text:style-name="T3">var x = 3*2;</text:span></text:p>
            <text:p><text:span text:style-name="T3"><text:tab/></text:span><text:span text:style-name="T3">console.log(x);</text:span></text:p>
            <text:p><text:span text:style-name="T3">}</text:span></text:p>
          </draw:text-box>
        </draw:frame>
        <draw:frame draw:style-name="gr4" draw:text-style-name="P4" draw:layer="layout" svg:width="8.229cm" svg:height="3.871cm" svg:x="9.887cm" svg:y="10.578cm">
          <draw:text-box>
            <text:p><text:span text:style-name="T3">if (true) { </text:span></text:p>
            <text:p><text:span text:style-name="T3"><text:tab/></text:span><text:span text:style-name="T3">console.log(1+1);</text:span></text:p>
            <text:p><text:span text:style-name="T3"><text:tab/></text:span><text:span text:style-name="T3">var x = 3*2;</text:span></text:p>
            <text:p><text:span text:style-name="T3"><text:tab/></text:span><text:span text:style-name="T3">console.log(x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</text:span></text:p>
          </draw:text-box>
        </draw:frame>
        <draw:frame draw:style-name="gr2" draw:text-style-name="P6" draw:layer="layout" svg:width="14.634cm" svg:height="8.783cm" svg:x="6.683cm" svg:y="4.277cm">
          <draw:text-box>
            <text:p><text:span text:style-name="T4">Använd mallen ”js_mall.html” när ni skriver koden. Mallen gör så att ni får en knapp som kör er kod när ni trycker på den.</text:span></text:p>
            <text:p><text:span text:style-name="T4"/></text:p>
            <text:p><text:span text:style-name="T4">Instruktionen ”console.log()” skriver ut text i konsollen, så ni behöver ha konsollen uppe när ni kör koden.</text:span></text:p>
            <text:p><text:span text:style-name="T4"/></text:p>
            <text:p><text:span text:style-name="T4">Lösningsförslag finns i mappen på GitHub i form av html-filer. Namnet på lösningarna är ex. ”js_ovning_variabler.html” för övningen under variabler-delen av genomgån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</text:span></text:p>
          </draw:text-box>
        </draw:frame>
        <draw:frame draw:style-name="gr4" draw:text-style-name="P6" draw:layer="layout" svg:width="16.398cm" svg:height="7.52cm" svg:x="5.166cm" svg:y="4.877cm">
          <draw:text-box>
            <text:p><text:span text:style-name="T4">Skriv ett program som skriver ut följande text i konsollen:</text:span></text:p>
            <text:p><text:span text:style-name="T4"/></text:p>
            <text:p><text:span text:style-name="T4">1. </text:span><text:span text:style-name="T3">Hello World!</text:span></text:p>
            <text:p><text:span text:style-name="T4"/></text:p>
            <text:p><text:span text:style-name="T4">2. </text:span><text:span text:style-name="T3">Hello World! Hello World! Hello World!</text:span></text:p>
            <text:p><text:span text:style-name="T4"/></text:p>
            <text:p><text:span text:style-name="T4">3. </text:span></text:p>
            <text:p><text:span text:style-name="T3"><text:tab/></text:span><text:span text:style-name="T3">Hello World!</text:span><text:span text:style-name="T3"><text:line-break/></text:span><text:span text:style-name="T3"><text:tab/></text:span><text:span text:style-name="T3">Hello World!</text:span></text:p>
            <text:p><text:span text:style-name="T3"><text:tab/></text:span><text:span text:style-name="T3">Hello World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Aritmetik</text:span></text:p>
          </draw:text-box>
        </draw:frame>
        <draw:frame draw:style-name="gr2" draw:text-style-name="P7" draw:layer="layout" svg:width="14.634cm" svg:height="12.995cm" svg:x="6.683cm" svg:y="4.277cm">
          <draw:text-box>
            <text:p><text:span text:style-name="T6">Javascript kan även fungera som miniräknare.</text:span></text:p>
            <text:p><text:span text:style-name="T6"/></text:p>
            <text:p><text:span text:style-name="T6">Testa att skriva följande koder:</text:span></text:p>
            <text:p><text:span text:style-name="T6"/></text:p>
            <text:p><text:span text:style-name="T7">console.log(2+4);</text:span></text:p>
            <text:p><text:span text:style-name="T7">console.log(4-2);</text:span></text:p>
            <text:p><text:span text:style-name="T7">console.log(3*3);</text:span></text:p>
            <text:p><text:span text:style-name="T7">console.log(6/2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Variabler</text:span></text:p>
          </draw:text-box>
        </draw:frame>
        <draw:frame draw:style-name="gr2" draw:text-style-name="P7" draw:layer="layout" svg:width="14.634cm" svg:height="6.581cm" svg:x="6.683cm" svg:y="6.277cm">
          <draw:text-box>
            <text:p text:style-name="P8"><text:span text:style-name="T6">Konsten att spara data i RAM-minnet</text:span></text:p>
            <text:p text:style-name="P8"><text:span text:style-name="T6"/></text:p>
            <text:p text:style-name="P8"><text:span text:style-name="T6">Exempel: [js_intro_variabler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Variabler</text:span></text:p>
          </draw:text-box>
        </draw:frame>
        <draw:frame draw:style-name="gr2" draw:text-style-name="P6" draw:layer="layout" svg:width="14.634cm" svg:height="10.244cm" svg:x="6.683cm" svg:y="4.277cm">
          <draw:text-box>
            <text:p><text:span text:style-name="T4">Variabel: En del av minnet som vi ger ett namn.</text:span></text:p>
            <text:p><text:span text:style-name="T4"/></text:p>
            <text:p><text:span text:style-name="T4">Hur vi skapar en variabel:</text:span></text:p>
            <text:p><text:span text:style-name="T4"/></text:p>
            <text:p><text:span text:style-name="T3">var x;</text:span></text:p>
            <text:p><text:span text:style-name="T4"/></text:p>
            <text:p><text:span text:style-name="T4">Hur vi tilldelar variabeln ett värde (efter att vi skapat den):</text:span></text:p>
            <text:p><text:span text:style-name="T4"/></text:p>
            <text:p><text:span text:style-name="T3">x = 3;</text:span></text:p>
            <text:p><text:span text:style-name="T4"/></text:p>
            <text:p><text:span text:style-name="T4">Går också att göra i en rad:</text:span></text:p>
            <text:p><text:span text:style-name="T4"/></text:p>
            <text:p><text:span text:style-name="T3">var x = 3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</text:span></text:p>
          </draw:text-box>
        </draw:frame>
        <draw:frame draw:style-name="gr2" draw:text-style-name="P9" draw:layer="layout" svg:width="21.6cm" svg:height="14.177cm" svg:x="3cm" svg:y="4.6cm">
          <draw:text-box>
            <text:p><text:span text:style-name="T8">Använd mallen js_mall.html</text:span></text:p>
            <text:p><text:span text:style-name="T8"/></text:p>
            <text:p><text:span text:style-name="T8">Skapa ett program som tilldelar en variabel värdet ”1337” och sedan skriver ut resultatet av följande beräkningar på skärmen:</text:span></text:p>
            <text:p><text:span text:style-name="T8"/></text:p>
            <text:list text:style-name="L1">
              <text:list-item>
                <text:p><text:span text:style-name="T8">x gånger x</text:span></text:p>
              </text:list-item>
              <text:list-item>
                <text:p><text:span text:style-name="T8">x plus x</text:span></text:p>
              </text:list-item>
              <text:list-item>
                <text:p><text:span text:style-name="T8">x minus x</text:span></text:p>
              </text:list-item>
              <text:list-item>
                <text:p><text:span text:style-name="T8">x delat med 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Input</text:span></text:p>
          </draw:text-box>
        </draw:frame>
        <draw:frame draw:style-name="gr4" draw:text-style-name="P7" draw:layer="layout" svg:width="17.418cm" svg:height="1.517cm" svg:x="5.291cm" svg:y="7.877cm">
          <draw:text-box>
            <text:p><text:span text:style-name="T6">Exempel: [js_exempel_input.html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Input</text:span></text:p>
          </draw:text-box>
        </draw:frame>
        <draw:frame draw:style-name="gr5" draw:text-style-name="P10" draw:layer="layout" svg:width="24.353cm" svg:height="6.728cm" svg:x="2.224cm" svg:y="7.877cm">
          <draw:text-box>
            <text:p><text:span text:style-name="T9">I HTML: </text:span></text:p>
            <text:p><text:span text:style-name="T10"/></text:p>
            <text:p><text:span text:style-name="T10">&lt;input id=”main” type=”text”&gt;</text:span></text:p>
            <text:p><text:span text:style-name="T10"/></text:p>
            <text:p><text:span text:style-name="T9">I Javascript:</text:span></text:p>
            <text:p><text:span text:style-name="T10"/></text:p>
            <text:p><text:span text:style-name="T10">var input = document.getElementById(”main”).value;</text:span></text:p>
            <text:p><text:span text:style-name="T10"/></text:p>
            <text:p><text:span text:style-name="T9">Vi skapar alltså en variabel, input, som hämtar sitt värde från &lt;input&gt;-taggen i HTML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Övning</text:span></text:p>
          </draw:text-box>
        </draw:frame>
        <draw:frame draw:style-name="gr2" draw:text-style-name="P9" draw:layer="layout" svg:width="21.6cm" svg:height="5.315cm" svg:x="3cm" svg:y="6.6cm">
          <draw:text-box>
            <text:p><text:span text:style-name="T8">Använd mallen js_mall_input.html</text:span></text:p>
            <text:p><text:span text:style-name="T8"/></text:p>
            <text:p><text:span text:style-name="T8">Skapa ett program som skriver ut värdet från &lt;input&gt;-taggen i konsoll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><text:span text:style-name="T1">JS – Blandade övningar</text:span></text:p>
          </draw:text-box>
        </draw:frame>
        <draw:frame draw:style-name="gr2" draw:text-style-name="P11" draw:layer="layout" svg:width="21.6cm" svg:height="10.734cm" svg:x="3cm" svg:y="6.6cm">
          <draw:text-box>
            <text:list text:style-name="L1">
              <text:list-item>
                <text:p><text:span text:style-name="T11">Skriv ett program som frågar efter temperaturen i grader Celsius, omvandlar det till Kelvin och skriver ut resultatet i konsollen. Sambandet mellan Celsius och Kelvin ser ut så här: K = C + 273</text:span></text:p>
                <text:p><text:span text:style-name="T11"/></text:p>
              </text:list-item>
              <text:list-item>
                <text:p><text:span text:style-name="T11">Skriv ett program som frågar efter en cirkels radie och skriver ut cirkelns area och omkrets i konsollen.</text:span></text:p>
                <text:p><text:span text:style-name="T11"/></text:p>
              </text:list-item>
              <text:list-item>
                <text:p><text:span text:style-name="T11">Skriv ett valfritt program. Försök skapa något användbart, eller bara roligt, med hjälp av input, variabler och konsoll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7:08.916716232</meta:creation-date>
    <dc:date>2018-02-19T18:43:01.374947188</dc:date>
    <meta:editing-duration>PT5H22M10S</meta:editing-duration>
    <meta:editing-cycles>94</meta:editing-cycles>
    <meta:generator>LibreOffice/4.2.8.2$Linux_x86 LibreOffice_project/420m0$Build-2</meta:generator>
    <meta:document-statistic meta:object-count="97"/>
  </office:meta>
</office:document-meta>
</file>